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5cm"/>
    </style:style>
    <style:style style:name="gr2" style:family="graphic" style:parent-style-name="standard">
      <style:graphic-properties draw:stroke="none" svg:stroke-color="#000000" draw:fill="none" draw:fill-color="#ffffff" fo:min-height="7.75cm"/>
    </style:style>
    <style:style style:name="gr3" style:family="graphic" style:parent-style-name="standard">
      <style:graphic-properties draw:stroke="none" svg:stroke-color="#000000" draw:fill="none" draw:fill-color="#ffffff" fo:min-height="1.98cm"/>
    </style:style>
    <style:style style:name="gr4" style:family="graphic" style:parent-style-name="standard">
      <style:graphic-properties draw:stroke="none" svg:stroke-color="#000000" draw:fill="none" draw:fill-color="#ffffff" fo:min-height="7.25cm"/>
    </style:style>
    <style:style style:name="gr5" style:family="graphic" style:parent-style-name="standard">
      <style:graphic-properties draw:stroke="none" svg:stroke-color="#000000" draw:fill="none" draw:fill-color="#ffffff" fo:min-height="6.577cm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25.75cm"/>
    </style:style>
    <style:style style:name="gr9" style:family="graphic" style:parent-style-name="standard">
      <style:graphic-properties draw:stroke="none" svg:stroke-color="#000000" draw:fill="none" draw:fill-color="#ffffff" fo:min-height="1.55cm"/>
    </style:style>
    <style:style style:name="gr10" style:family="graphic" style:parent-style-name="standard">
      <style:graphic-properties draw:stroke="none" svg:stroke-color="#000000" draw:fill="none" draw:fill-color="#ffffff" fo:min-height="21.784cm"/>
    </style:style>
    <style:style style:name="gr11" style:family="graphic" style:parent-style-name="standard">
      <style:graphic-properties draw:stroke="none" svg:stroke-color="#000000" draw:fill="none" draw:fill-color="#ffffff" fo:min-height="5.25cm"/>
    </style:style>
    <style:style style:name="gr12" style:family="graphic" style:parent-style-name="standard">
      <style:graphic-properties draw:stroke="none" svg:stroke-color="#000000" draw:fill="none" draw:fill-color="#ffffff" fo:min-height="2.55cm"/>
    </style:style>
    <style:style style:name="gr13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" style:family="paragraph">
      <style:text-properties fo:font-size="18pt"/>
    </style:style>
    <style:style style:name="P3" style:family="paragraph">
      <style:paragraph-properties style:text-autospace="none"/>
      <style:text-properties fo:font-size="12pt"/>
    </style:style>
    <style:style style:name="P4" style:family="paragraph">
      <style:paragraph-properties style:text-autospace="none"/>
      <style:text-properties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5" style:family="paragraph">
      <style:paragraph-properties style:text-autospace="none"/>
      <style:text-properties fo:font-size="10pt"/>
    </style:style>
    <style:style style:name="P6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7" style:family="paragraph">
      <style:text-properties fo:font-size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style:text-autospace="none"/>
    </style:style>
    <style:style style:name="T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f5fbf"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" style:family="text">
      <style:text-properties fo:color="#7f7f9f"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5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6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7" style:family="text">
      <style:text-properties fo:color="#6a3e3e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8" style:family="text">
      <style:text-properties fo:color="#00000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9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text-outline="false" style:text-line-through-style="none" fo:font-size="12pt" fo:font-style="normal" fo:text-shadow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3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style:letter-kerning="true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 style:text-emphasize="none" style:font-relief="none" style:text-overline-style="none" style:text-overline-color="font-color"/>
    </style:style>
    <style:style style:name="T14" style:family="text">
      <style:text-properties fo:color="#7f0055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6a3e3e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8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9" style:family="text">
      <style:text-properties fo:color="#0000c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0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1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2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c0" style:text-outline="false" style:text-line-through-style="none" fo:font-family="Consolas" style:font-family-generic="swiss" style:font-pitch="fixed" fo:font-size="10pt" fo:font-style="italic" fo:text-shadow="none" style:text-underline-style="none" fo:font-weight="bold" style:letter-kerning="true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5" style:family="text">
      <style:text-properties fo:color="#7f9fbf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6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7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000000" style:text-outline="false" style:text-line-through-style="none" fo:font-family="Consolas" style:font-family-generic="swiss" style:font-pitch="fixed" fo:font-size="10pt" fo:text-shadow="none" style:text-underline-style="none" fo:font-weight="bold" style:letter-kerning="true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Consolas" style:font-family-generic="swiss" style:font-pitch="fixed" fo:font-size="10pt" fo:font-style="italic" fo:text-shadow="none" style:text-underline-style="none" fo:font-weight="bold" style:letter-kerning="true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cm" svg:height="3cm" svg:x="2.1cm" svg:y="2cm">
          <draw:text-box>
            <text:p text:style-name="P1"><text:span text:style-name="T1">Recursive Descent Expression Parser</text:span></text:p>
          </draw:text-box>
        </draw:frame>
        <draw:frame draw:style-name="gr2" draw:layer="layout" svg:width="16.9cm" svg:height="15.915cm" svg:x="2.1cm" svg:y="5cm">
          <draw:text-box>
            <text:p>Jeg tok utgangspunkt i Wikipedia's artikkel og snekret sammen en parser på høsten ifjor. Den bygget jeg ut etterhvert som jeg fikk behov. Til slutt var det en innfløkt masse kode. </text:p>
            <text:p/>
            <text:p>Jeg mente å ha hørt at man kunne parse expression ved å tildele operatorene 'precedence level'. Så det måtte jeg prøve.</text:p>
            <text:p/>
            <text:p>Koden min reduserte jeg ved en slags 'pattern matching' – ved at jeg gjenkjente et mønster og gjorde den enkel og rekursiv.</text:p>
            <text:p/>
            <text:p>Jeg prøvde meg fram med å tildele 'precedence level' til operatorene. Mye feiling. </text:p>
            <text:p/>
            <text:p>Siste runde var i dialog med Stein. Han stilte ubehaglige spørsmål – jeg rettet koden</text:p>
            <text:p/>
            <text:p>Slik står det idag:</text:p>
            <text:p/>
            <text:p><text:s/></text:p>
          </draw:text-box>
        </draw:frame>
      </draw:page>
      <draw:page draw:name="page2" draw:style-name="dp1" draw:master-page-name="Standard">
        <draw:frame draw:style-name="gr3" draw:text-style-name="P2" draw:layer="layout" svg:width="17.1cm" svg:height="2.23cm" svg:x="2cm" svg:y="2.1cm">
          <draw:text-box>
            <text:p text:style-name="P2">Expression Parsing med Operator Precedence Levels.</text:p>
            <text:p text:style-name="P2"/>
            <text:p text:style-name="P2"><text:span text:style-name="T2">Jeg endte med denne tabelen:</text:span></text:p>
          </draw:text-box>
        </draw:frame>
        <draw:frame draw:style-name="gr4" draw:text-style-name="P4" draw:layer="layout" svg:width="17cm" svg:height="7.5cm" svg:x="2.1cm" svg:y="5cm">
          <draw:text-box>
            <text:p text:style-name="P3"><text:span text:style-name="T3">14</text:span><text:span text:style-name="T3"><text:tab/></text:span><text:span text:style-name="T3">:= <text:s/>:</text:span><text:span text:style-name="T4">-</text:span></text:p>
            <text:p text:style-name="P3"><text:span text:style-name="T3">13</text:span><text:span text:style-name="T3"><text:tab/></text:span><text:span text:style-name="T3">OR_ELSE</text:span></text:p>
            <text:p text:style-name="P3"><text:span text:style-name="T3">12</text:span><text:span text:style-name="T3"><text:tab/></text:span><text:span text:style-name="T3">AND_THEN</text:span></text:p>
            <text:p text:style-name="P3"><text:span text:style-name="T3">11</text:span><text:span text:style-name="T3"><text:tab/></text:span><text:span text:style-name="T3">EQV</text:span></text:p>
            <text:p text:style-name="P3"><text:span text:style-name="T3">10</text:span><text:span text:style-name="T3"><text:tab/></text:span><text:span text:style-name="T3">IMP</text:span></text:p>
            <text:p text:style-name="P3"><text:span text:style-name="T3"><text:s text:c="2"/></text:span><text:span text:style-name="T3">9</text:span><text:span text:style-name="T3"><text:tab/></text:span><text:span text:style-name="T3">OR</text:span></text:p>
            <text:p text:style-name="P3"><text:span text:style-name="T3"><text:s text:c="2"/></text:span><text:span text:style-name="T3">8</text:span><text:span text:style-name="T3"><text:tab/></text:span><text:span text:style-name="T3">AND</text:span></text:p>
            <text:p text:style-name="P3"><text:span text:style-name="T3"><text:s text:c="2"/></text:span><text:span text:style-name="T3">7</text:span><text:span text:style-name="T3"><text:tab/></text:span><text:span text:style-name="T3">NOT</text:span></text:p>
            <text:p text:style-name="P3"><text:span text:style-name="T3"><text:s text:c="2"/></text:span><text:span text:style-name="T3">6</text:span><text:span text:style-name="T3"><text:tab/></text:span><text:span text:style-name="T3">&lt; &lt;= &gt; &gt;= = &lt;&gt; == <text:s/>=/= <text:s/>IS <text:s/>IN</text:span></text:p>
            <text:p text:style-name="P3"><text:span text:style-name="T3"><text:s text:c="2"/></text:span><text:span text:style-name="T3">5</text:span><text:span text:style-name="T3"><text:tab/></text:span><text:span text:style-name="T3">+ <text:s text:c="2"/></text:span><text:span text:style-name="T4">-</text:span></text:p>
            <text:p text:style-name="P3"><text:span text:style-name="T3"><text:s text:c="2"/></text:span><text:span text:style-name="T3">4</text:span><text:span text:style-name="T3"><text:tab/></text:span><text:span text:style-name="T3">* <text:s text:c="2"/>/ <text:s text:c="2"/>//</text:span></text:p>
            <text:p text:style-name="P3"><text:span text:style-name="T3"><text:s text:c="2"/></text:span><text:span text:style-name="T3">3</text:span><text:span text:style-name="T3"><text:tab/></text:span><text:span text:style-name="T3">**</text:span></text:p>
            <text:p text:style-name="P3"><text:span text:style-name="T3"><text:s text:c="2"/></text:span><text:span text:style-name="T3">2</text:span><text:span text:style-name="T3"><text:tab/></text:span><text:span text:style-name="T3">QUA <text:s text:c="2"/>. <text:s text:c="3"/>Remote access</text:span></text:p>
          </draw:text-box>
        </draw:frame>
        <draw:frame draw:style-name="gr5" draw:text-style-name="P6" draw:layer="layout" svg:width="18cm" svg:height="6.827cm" svg:x="2cm" svg:y="15cm">
          <draw:text-box>
            <text:p text:style-name="P5"><text:span text:style-name="T5"><text:s text:c="2"/></text:span><text:span text:style-name="T6">private</text:span><text:span text:style-name="T5"> </text:span><text:span text:style-name="T6">static</text:span><text:span text:style-name="T5"> Expression parseBinaryOperation(</text:span><text:span text:style-name="T6">final</text:span><text:span text:style-name="T5"> </text:span><text:span text:style-name="T6">int</text:span><text:span text:style-name="T5"> </text:span><text:span text:style-name="T7">level</text:span><text:span text:style-name="T5">) {</text:span></text:p>
            <text:p text:style-name="P5"><text:span text:style-name="T5"/></text:p>
            <text:p text:style-name="P5"><text:span text:style-name="T5"><text:s text:c="4"/></text:span><text:span text:style-name="T5">Expression </text:span><text:span text:style-name="T7">expr</text:span><text:span text:style-name="T5">=(</text:span><text:span text:style-name="T7">level</text:span><text:span text:style-name="T5">&gt;0)?</text:span><text:span text:style-name="T8">parseBinaryOperation</text:span><text:span text:style-name="T5">(</text:span><text:span text:style-name="T7">level</text:span><text:span text:style-name="T5">-1):</text:span><text:span text:style-name="T8">parsePrimaryExpression</text:span><text:span text:style-name="T5">();</text:span></text:p>
            <text:p text:style-name="P5"><text:span text:style-name="T5"><text:s text:c="4"/></text:span></text:p>
            <text:p text:style-name="P5"><text:span text:style-name="T5"><text:s text:c="4"/></text:span><text:span text:style-name="T6">while</text:span><text:span text:style-name="T5">(Parser.</text:span><text:span text:style-name="T8">acceptBinaryOperator</text:span><text:span text:style-name="T5">(</text:span><text:span text:style-name="T7">level</text:span><text:span text:style-name="T5">))</text:span></text:p>
            <text:p text:style-name="P5"><text:span text:style-name="T5"><text:s text:c="4"/></text:span><text:span text:style-name="T5">{ KeyWord </text:span><text:span text:style-name="T7">opr</text:span><text:span text:style-name="T5">=Parser.</text:span><text:span text:style-name="T9">prevToken</text:span><text:span text:style-name="T5">.getKeyWord();</text:span></text:p>
            <text:p text:style-name="P5"><text:span text:style-name="T5"><text:s text:c="6"/></text:span><text:span text:style-name="T6">if</text:span><text:span text:style-name="T5">(</text:span><text:span text:style-name="T7">level</text:span><text:span text:style-name="T5">==0) </text:span><text:span text:style-name="T7">expr</text:span><text:span text:style-name="T5">=</text:span><text:span text:style-name="T6">new</text:span><text:span text:style-name="T5"> BinaryOperation(</text:span><text:span text:style-name="T7">expr</text:span><text:span text:style-name="T5">,</text:span><text:span text:style-name="T7">opr</text:span><text:span text:style-name="T5">,</text:span><text:span text:style-name="T8">parsePrimaryExpression</text:span><text:span text:style-name="T5">());</text:span></text:p>
            <text:p text:style-name="P5"><text:span text:style-name="T5"><text:s text:c="6"/></text:span><text:span text:style-name="T6">else</text:span><text:span text:style-name="T5"> </text:span><text:span text:style-name="T6">if</text:span><text:span text:style-name="T5">(</text:span><text:span text:style-name="T8">isRightAssossiativ</text:span><text:span text:style-name="T5">(</text:span><text:span text:style-name="T7">opr</text:span><text:span text:style-name="T5">))</text:span></text:p>
            <text:p text:style-name="P5"><text:span text:style-name="T5"><text:s text:c="4"/></text:span><text:span text:style-name="T5"><text:tab/></text:span><text:span text:style-name="T5"> <text:s text:c="4"/></text:span><text:span text:style-name="T7">expr</text:span><text:span text:style-name="T5">=</text:span><text:span text:style-name="T6">new</text:span><text:span text:style-name="T5"> BinaryOperation(</text:span><text:span text:style-name="T7">expr</text:span><text:span text:style-name="T5">,</text:span><text:span text:style-name="T7">opr</text:span><text:span text:style-name="T5">,</text:span><text:span text:style-name="T8">parseBinaryOperation</text:span><text:span text:style-name="T5">(</text:span><text:span text:style-name="T7">level</text:span><text:span text:style-name="T5">));</text:span></text:p>
            <text:p text:style-name="P5"><text:span text:style-name="T5"><text:s text:c="6"/></text:span><text:span text:style-name="T6">else</text:span><text:span text:style-name="T5"> </text:span><text:span text:style-name="T7">expr</text:span><text:span text:style-name="T5">=</text:span><text:span text:style-name="T6">new</text:span><text:span text:style-name="T5"> BinaryOperation(</text:span><text:span text:style-name="T7">expr</text:span><text:span text:style-name="T5">,</text:span><text:span text:style-name="T7">opr</text:span><text:span text:style-name="T5">,</text:span><text:span text:style-name="T8">parseBinaryOperation</text:span><text:span text:style-name="T5">(</text:span><text:span text:style-name="T7">level</text:span><text:span text:style-name="T5">-1))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6">return</text:span><text:span text:style-name="T5">(</text:span><text:span text:style-name="T7">expr</text:span><text:span text:style-name="T5">);</text:span></text:p>
            <text:p text:style-name="P5"><text:span text:style-name="T5"><text:s text:c="2"/></text:span><text:span text:style-name="T5">}</text:span></text:p>
          </draw:text-box>
        </draw:frame>
        <draw:frame draw:style-name="gr6" draw:text-style-name="P8" draw:layer="layout" svg:width="17cm" svg:height="2.2cm" svg:x="2.2cm" svg:y="22cm">
          <draw:text-box>
            <text:p text:style-name="P7"><text:span text:style-name="T10">Denne ble til etter intens quiz fra Stein Krogdahl som jeg måtte parere.</text:span></text:p>
            <text:p text:style-name="P7"><text:span text:style-name="T10"/></text:p>
            <text:p text:style-name="P7"><text:span text:style-name="T10">Jeg vet fortsatt ikke hvorfor den virker, men alt tyder på at det gjør den !</text:span></text:p>
            <text:p text:style-name="P7"><text:span text:style-name="T11"/></text:p>
          </draw:text-box>
        </draw:frame>
        <draw:frame draw:style-name="gr7" draw:text-style-name="P10" draw:layer="layout" svg:width="17cm" svg:height="1.2cm" svg:x="2.1cm" svg:y="13cm">
          <draw:text-box>
            <text:p text:style-name="P9"><text:span text:style-name="T2">Og denne algoritmen:</text:span></text:p>
          </draw:text-box>
        </draw:frame>
      </draw:page>
      <draw:page draw:name="page3" draw:style-name="dp1" draw:master-page-name="Standard">
        <draw:frame draw:style-name="gr8" draw:layer="layout" svg:width="18.1cm" svg:height="26cm" svg:x="1.9cm" svg:y="2cm">
          <draw:text-box>
            <text:p><text:span text:style-name="T2">Forklaring til algoritmen på forrige side.</text:span></text:p>
            <text:p><text:span text:style-name="T2"/></text:p>
            <text:p><text:span text:style-name="T2"/></text:p>
            <text:p><text:span text:style-name="T2"/></text:p>
            <text:p><text:span text:style-name="T2">- Jeg bruker en Scanner som leverer Tokens som holder KeyWord og en Verdi.</text:span></text:p>
            <text:p><text:span text:style-name="T2"/></text:p>
            <text:p><text:span text:style-name="T2">- Alle Operatorer leveres som TOKEN med KeyWord som (PLUS,MINUS, ...</text:span></text:p>
            <text:p><text:span text:style-name="T2"><text:s text:c="4"/></text:span><text:span text:style-name="T2">MULT, ... DOT, QUA, ...) og en verdi svarende til Precedence Level</text:span></text:p>
            <text:p><text:span text:style-name="T2"/></text:p>
            <text:p><text:span text:style-name="T2">- Jeg bruker en Parser ala' Wirth med to Primitiver:</text:span></text:p>
            <text:p><text:span text:style-name="T2"><text:s text:c="11"/></text:span><text:span text:style-name="T2">Accept(KeyWord) og Expect(KeyWord)</text:span></text:p>
            <text:p><text:span text:style-name="T2"/></text:p>
            <text:p><text:span text:style-name="T2"><text:s text:c="2"/></text:span><text:span text:style-name="T2">Se nærmere her: https://en.wikipedia.org/wiki/Recursive_descent_parser</text:span></text:p>
            <text:p><text:span text:style-name="T2"/></text:p>
            <text:p><text:span text:style-name="T2">- Jeg har laget en ny Funksjon Parser.acceptBinaryOperator(level) som er</text:span></text:p>
            <text:p><text:span text:style-name="T2"><text:s text:c="3"/></text:span><text:span text:style-name="T2">definert slik:</text:span></text:p>
            <text:p><text:span text:style-name="T2"/></text:p>
            <text:p text:style-name="P11"><text:span text:style-name="T12"><text:s/></text:span><text:span text:style-name="T13"><text:tab/></text:span><text:span text:style-name="T14">public</text:span><text:span text:style-name="T13"> </text:span><text:span text:style-name="T14">static</text:span><text:span text:style-name="T13"> </text:span><text:span text:style-name="T14">boolean</text:span><text:span text:style-name="T13"> acceptBinaryOperator(</text:span><text:span text:style-name="T14">int</text:span><text:span text:style-name="T15"> </text:span><text:span text:style-name="T16">level</text:span><text:span text:style-name="T15">) {</text:span></text:p>
            <text:p text:style-name="P11"><text:span text:style-name="T17"><text:tab/></text:span><text:span text:style-name="T17"><text:tab/></text:span><text:span text:style-name="T17">Object </text:span><text:span text:style-name="T18">val</text:span><text:span text:style-name="T17"> = Parser.</text:span><text:span text:style-name="T19">currentToken</text:span><text:span text:style-name="T17">.getValue();</text:span></text:p>
            <text:p text:style-name="P11"><text:span text:style-name="T17"><text:tab/></text:span><text:span text:style-name="T17"><text:tab/></text:span><text:span text:style-name="T6">if</text:span><text:span text:style-name="T17"> (</text:span><text:span text:style-name="T18">val</text:span><text:span text:style-name="T17"> != </text:span><text:span text:style-name="T6">null</text:span><text:span text:style-name="T17"> &amp;&amp; </text:span><text:span text:style-name="T18">val</text:span><text:span text:style-name="T17"> </text:span><text:span text:style-name="T6">instanceof</text:span><text:span text:style-name="T17"> Precedence) {</text:span></text:p>
            <text:p text:style-name="P11"><text:span text:style-name="T17"><text:tab/></text:span><text:span text:style-name="T17"><text:tab/></text:span><text:span text:style-name="T17"><text:tab/></text:span><text:span text:style-name="T6">int</text:span><text:span text:style-name="T17"> </text:span><text:span text:style-name="T18">operatorLevel</text:span><text:span text:style-name="T17"> = ((Precedence) </text:span><text:span text:style-name="T18">val</text:span><text:span text:style-name="T17">).getValue();</text:span></text:p>
            <text:p text:style-name="P11"><text:span text:style-name="T17"><text:tab/></text:span><text:span text:style-name="T17"><text:tab/></text:span><text:span text:style-name="T17"><text:tab/></text:span><text:span text:style-name="T6">if</text:span><text:span text:style-name="T17"> (</text:span><text:span text:style-name="T18">operatorLevel</text:span><text:span text:style-name="T17"> == </text:span><text:span text:style-name="T18">level</text:span><text:span text:style-name="T17">) {</text:span></text:p>
            <text:p text:style-name="P11"><text:span text:style-name="T12"><text:tab/></text:span><text:span text:style-name="T12"><text:tab/></text:span><text:span text:style-name="T12"><text:tab/></text:span><text:span text:style-name="T12"><text:tab/></text:span><text:span text:style-name="T20">nextSymb</text:span><text:span text:style-name="T12">();</text:span></text:p>
            <text:p text:style-name="P11"><text:span text:style-name="T17"><text:tab/></text:span><text:span text:style-name="T17"><text:tab/></text:span><text:span text:style-name="T17"><text:tab/></text:span><text:span text:style-name="T17"><text:tab/></text:span><text:span text:style-name="T6">return</text:span><text:span text:style-name="T17"> (</text:span><text:span text:style-name="T6">true</text:span><text:span text:style-name="T17">);</text:span></text:p>
            <text:p text:style-name="P11"><text:span text:style-name="T21"><text:tab/></text:span><text:span text:style-name="T21"><text:tab/></text:span><text:span text:style-name="T21"><text:tab/></text:span><text:span text:style-name="T21">}</text:span></text:p>
            <text:p text:style-name="P11"><text:span text:style-name="T12"><text:tab/></text:span><text:span text:style-name="T12"><text:tab/></text:span><text:span text:style-name="T12">}</text:span></text:p>
            <text:p text:style-name="P11"><text:span text:style-name="T17"><text:tab/></text:span><text:span text:style-name="T17"><text:tab/></text:span><text:span text:style-name="T6">return</text:span><text:span text:style-name="T17"> (</text:span><text:span text:style-name="T6">false</text:span><text:span text:style-name="T17">);</text:span></text:p>
            <text:p text:style-name="P11"><text:span text:style-name="T21"><text:tab/></text:span><text:span text:style-name="T21">}</text:span></text:p>
            <text:p><text:span text:style-name="T2"><text:s text:c="3"/></text:span></text:p>
            <text:p><text:span text:style-name="T2"/></text:p>
            <text:p><text:span text:style-name="T2"><text:s text:c="3"/></text:span><text:span text:style-name="T2">Altså den 'aksepterer (og spiser)' et Token hvis det er en operator med</text:span></text:p>
            <text:p><text:span text:style-name="T2"><text:s text:c="3"/></text:span><text:span text:style-name="T2">oppgitt precedence level.</text:span></text:p>
            <text:p><text:span text:style-name="T2"/></text:p>
            <text:p><text:span text:style-name="T2">- Expression-treet har noder som BinaryOperation(lhs,opr,rhs),</text:span></text:p>
            <text:p><text:span text:style-name="T2"><text:s text:c="3"/></text:span><text:span text:style-name="T2">UnaryOperation(opr,rhs) <text:s/>( ... og en del andre for å holde diverse</text:span></text:p>
            <text:p><text:span text:style-name="T2"><text:s text:c="3"/></text:span><text:span text:style-name="T2">Primary Expressions).</text:span></text:p>
            <text:p><text:span text:style-name="T2"/></text:p>
            <text:p><text:span text:style-name="T2"><text:s text:c="3"/></text:span><text:span text:style-name="T2">opr er TOKEN, lhs og rhs er Expression.</text:span></text:p>
            <text:p><text:span text:style-name="T2"/></text:p>
            <text:p><text:span text:style-name="T2"/></text:p>
            <text:p><text:span text:style-name="T2"/></text:p>
            <text:p><text:span text:style-name="T2">- Metoden </text:span><text:span text:style-name="T22">isRightAssossiativ er definert slik:</text:span></text:p>
            <text:p><text:span text:style-name="T22"/></text:p>
            <text:p><text:span text:style-name="T22"><text:s text:c="4"/></text:span><text:span text:style-name="T15"><text:s text:c="2"/></text:span><text:span text:style-name="T14">private</text:span><text:span text:style-name="T15"> </text:span><text:span text:style-name="T14">static</text:span><text:span text:style-name="T15"> </text:span><text:span text:style-name="T14">boolean</text:span><text:span text:style-name="T15"> isRightAssossiativ(KeyWord </text:span><text:span text:style-name="T16">opr </text:span><text:span text:style-name="T15">{ </text:span></text:p>
            <text:p><text:span text:style-name="T15"><text:s text:c="12"/></text:span><text:span text:style-name="T14">return</text:span><text:span text:style-name="T15">(</text:span><text:span text:style-name="T16">opr</text:span><text:span text:style-name="T15">==KeyWord.</text:span><text:span text:style-name="T23">ASSIGNVALUE</text:span></text:p>
            <text:p><text:span text:style-name="T23"><text:s text:c="15"/></text:span><text:span text:style-name="T15"><text:s/></text:span><text:span text:style-name="T15">|| </text:span><text:span text:style-name="T16">opr</text:span><text:span text:style-name="T15">==KeyWord.</text:span><text:span text:style-name="T23">ASSIGNREF</text:span></text:p>
            <text:p><text:span text:style-name="T23"><text:s text:c="15"/></text:span><text:span text:style-name="T15"><text:s/></text:span><text:span text:style-name="T15">|| </text:span><text:span text:style-name="T16">opr</text:span><text:span text:style-name="T15">==KeyWord.</text:span><text:span text:style-name="T23">EXP</text:span><text:span text:style-name="T15">);</text:span></text:p>
            <text:p><text:span text:style-name="T15"><text:s text:c="7"/></text:span><text:span text:style-name="T15">}</text:span></text:p>
          </draw:text-box>
        </draw:frame>
      </draw:page>
      <draw:page draw:name="page4" draw:style-name="dp1" draw:master-page-name="Standard">
        <draw:frame draw:style-name="gr9" draw:text-style-name="P10" draw:layer="layout" svg:width="17cm" svg:height="1.8cm" svg:x="2cm" svg:y="2.1cm">
          <draw:text-box>
            <text:p><text:span text:style-name="T2">Til info: parsePrimaryExpression ser slik ut:</text:span></text:p>
          </draw:text-box>
        </draw:frame>
        <draw:frame draw:style-name="gr10" draw:text-style-name="P6" draw:layer="layout" svg:width="19.1cm" svg:height="22.034cm" svg:x="1.2cm" svg:y="3.966cm">
          <draw:text-box>
            <text:p text:style-name="P11"><text:span text:style-name="T6">public</text:span><text:span text:style-name="T17"> </text:span><text:span text:style-name="T6">static</text:span><text:span text:style-name="T17"> Expression parsePrimaryExpression()</text:span></text:p>
            <text:p text:style-name="P11"><text:span text:style-name="T17">{ </text:span><text:span text:style-name="T24">// PrimaryExpression = <text:s/>( Expression ) | Constant | ObjectGenerator</text:span></text:p>
            <text:p text:style-name="P11"><text:span text:style-name="T17"><text:s text:c="2"/></text:span><text:span text:style-name="T24">// <text:s text:c="18"/>| LocalObject | UnaryOperation | Variable | SubscriptedVariable</text:span></text:p>
            <text:p text:style-name="P11"><text:span text:style-name="T17"><text:s text:c="2"/></text:span><text:span text:style-name="T24">//</text:span><text:span text:style-name="T24"><text:tab/></text:span><text:span text:style-name="T24"> <text:s/>Constant = IntegerConstant | RealConstant | CharacterConstant</text:span></text:p>
            <text:p text:style-name="P11"><text:span text:style-name="T24"><text:s text:c="2"/></text:span><text:span text:style-name="T24">// <text:s text:c="12"/>| TextConstant | BooleanConstant | SymbolicValue <text:s/></text:span></text:p>
            <text:p text:style-name="P11"><text:span text:style-name="T24"><text:s text:c="2"/></text:span><text:span text:style-name="T24">//</text:span><text:span text:style-name="T24"><text:tab/></text:span><text:span text:style-name="T24"> <text:s/>BooleanConstant = TRUE | FALSE</text:span></text:p>
            <text:p text:style-name="P11"><text:span text:style-name="T24"><text:s text:c="2"/></text:span><text:span text:style-name="T24">//</text:span><text:span text:style-name="T24"><text:tab/></text:span><text:span text:style-name="T24"> <text:s/>Boolean-secondary = <text:s/>[ NOT ] <text:s/>Boolean-primary <text:s/></text:span></text:p>
            <text:p text:style-name="P11"><text:span text:style-name="T24"><text:s text:c="2"/></text:span><text:span text:style-name="T24">//</text:span><text:span text:style-name="T24"><text:tab/></text:span><text:span text:style-name="T24"> <text:s/>SymbolicValue = NONE | NOTEXT</text:span></text:p>
            <text:p text:style-name="P11"><text:span text:style-name="T24"><text:s text:c="2"/></text:span><text:span text:style-name="T24">//</text:span><text:span text:style-name="T24"><text:tab/></text:span><text:span text:style-name="T24"> <text:s/>LocalObject = THIS ClassIdentifier</text:span></text:p>
            <text:p text:style-name="P11"><text:span text:style-name="T17"><text:s text:c="3"/></text:span></text:p>
            <text:p text:style-name="P11"><text:span text:style-name="T17"><text:s text:c="2"/></text:span><text:span text:style-name="T6">if</text:span><text:span text:style-name="T17"> (Parser.</text:span><text:span text:style-name="T20">accept</text:span><text:span text:style-name="T17">(KeyWord.</text:span><text:span text:style-name="T9">BEGPAR</text:span><text:span text:style-name="T17">)) { Expression </text:span><text:span text:style-name="T18">expr</text:span><text:span text:style-name="T17">=</text:span><text:span text:style-name="T20">parseExpression</text:span><text:span text:style-name="T17">();</text:span></text:p>
            <text:p text:style-name="P11"><text:span text:style-name="T17"><text:s text:c="39"/></text:span><text:span text:style-name="T17">Parser.</text:span><text:span text:style-name="T20">expect</text:span><text:span text:style-name="T17">(KeyWord.</text:span><text:span text:style-name="T9">ENDPAR</text:span><text:span text:style-name="T17">); </text:span><text:span text:style-name="T6">return</text:span><text:span text:style-name="T17">(</text:span><text:span text:style-name="T18">expr</text:span><text:span text:style-name="T17">); }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INTEGERKONST</text:span><text:span text:style-name="T17">)) </text:span><text:span text:style-name="T6">return</text:span><text:span text:style-name="T17">(</text:span><text:span text:style-name="T6">new</text:span></text:p>
            <text:p text:style-name="P11"><text:span text:style-name="T6"><text:s text:c="32"/></text:span><text:span text:style-name="T17"><text:s/></text:span><text:span text:style-name="T17">Constant(Type.</text:span><text:span text:style-name="T9">Integer</text:span><text:span text:style-name="T17">,Parser.</text:span><text:span text:style-name="T19">prevToken</text:span><text:span text:style-name="T17">.getValue()));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REALKONST</text:span><text:span text:style-name="T17">)) </text:span><text:span text:style-name="T6">return</text:span><text:span text:style-name="T17">(</text:span><text:span text:style-name="T6">new</text:span></text:p>
            <text:p text:style-name="P11"><text:span text:style-name="T6"><text:s text:c="32"/></text:span><text:span text:style-name="T17"><text:s/></text:span><text:span text:style-name="T17">Constant(Type.</text:span><text:span text:style-name="T9">LongReal</text:span><text:span text:style-name="T17">,Parser.</text:span><text:span text:style-name="T19">prevToken</text:span><text:span text:style-name="T17">.getValue()));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BOOLEANKONST</text:span><text:span text:style-name="T17">)) </text:span><text:span text:style-name="T6">return</text:span><text:span text:style-name="T17">(</text:span><text:span text:style-name="T6">new</text:span></text:p>
            <text:p text:style-name="P11"><text:span text:style-name="T6"><text:s text:c="32"/></text:span><text:span text:style-name="T17"><text:s/></text:span><text:span text:style-name="T17">Constant(Type.</text:span><text:span text:style-name="T9">Boolean</text:span><text:span text:style-name="T17">,Parser.</text:span><text:span text:style-name="T19">prevToken</text:span><text:span text:style-name="T17">.getValue()));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CHARACTERKONST</text:span><text:span text:style-name="T17">)) </text:span><text:span text:style-name="T6">return</text:span><text:span text:style-name="T17">(</text:span><text:span text:style-name="T6">new</text:span></text:p>
            <text:p text:style-name="P11"><text:span text:style-name="T6"><text:s text:c="32"/></text:span><text:span text:style-name="T17"><text:s/></text:span><text:span text:style-name="T17">Constant(Type.</text:span><text:span text:style-name="T9">Character</text:span><text:span text:style-name="T17">,Parser.</text:span><text:span text:style-name="T19">prevToken</text:span><text:span text:style-name="T17">.getValue()));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TEXTKONST</text:span><text:span text:style-name="T17">)) </text:span><text:span text:style-name="T6">return</text:span><text:span text:style-name="T17">(</text:span><text:span text:style-name="T6">new</text:span></text:p>
            <text:p text:style-name="P11"><text:span text:style-name="T6"><text:s text:c="32"/></text:span><text:span text:style-name="T17"><text:s/></text:span><text:span text:style-name="T17">Constant(Type.</text:span><text:span text:style-name="T9">Text</text:span><text:span text:style-name="T17">,Parser.</text:span><text:span text:style-name="T19">prevToken</text:span><text:span text:style-name="T17">.getValue()));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NONE</text:span><text:span text:style-name="T17">)) </text:span><text:span text:style-name="T6">return</text:span><text:span text:style-name="T17">(</text:span><text:span text:style-name="T6">new</text:span><text:span text:style-name="T17"> Constant(Type.</text:span><text:span text:style-name="T9">Ref</text:span><text:span text:style-name="T17">,</text:span><text:span text:style-name="T6">null</text:span><text:span text:style-name="T17">));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NOTEXT</text:span><text:span text:style-name="T17">)) </text:span><text:span text:style-name="T6">return</text:span><text:span text:style-name="T17">(</text:span><text:span text:style-name="T6">new</text:span><text:span text:style-name="T17"> Constant(Type.</text:span><text:span text:style-name="T9">Text</text:span><text:span text:style-name="T17">,</text:span><text:span text:style-name="T6">null</text:span><text:span text:style-name="T17">));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NEW</text:span><text:span text:style-name="T17">)) </text:span><text:span text:style-name="T6">return</text:span><text:span text:style-name="T17">(ObjectGenerator.</text:span><text:span text:style-name="T20">parse</text:span><text:span text:style-name="T17">()); </text:span><text:span text:style-name="T24">// </text:span><text:span text:style-name="T25">TODO</text:span><text:span text:style-name="T24"> 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THIS</text:span><text:span text:style-name="T17">)) </text:span><text:span text:style-name="T6">return</text:span><text:span text:style-name="T17">(LocalObject.</text:span><text:span text:style-name="T20">acceptThisIdentifier</text:span><text:span text:style-name="T17">());</text:span></text:p>
            <text:p text:style-name="P11"><text:span text:style-name="T17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PLUS</text:span><text:span text:style-name="T17">)) </text:span><text:span text:style-name="T6">return</text:span><text:span text:style-name="T17">(</text:span><text:span text:style-name="T20">parseUnaryOperation</text:span><text:span text:style-name="T17">());</text:span></text:p>
            <text:p text:style-name="P11"><text:span text:style-name="T5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MINUS</text:span><text:span text:style-name="T17">)) </text:span><text:span text:style-name="T6">return</text:span><text:span text:style-name="T17">(</text:span><text:span text:style-name="T20">parseUnaryOperation</text:span><text:span text:style-name="T17">());</text:span></text:p>
            <text:p text:style-name="P11"><text:span text:style-name="T5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NOT</text:span><text:span text:style-name="T17">))</text:span></text:p>
            <text:p text:style-name="P11"><text:span text:style-name="T17"><text:tab/></text:span><text:span text:style-name="T17">{ </text:span><text:span text:style-name="T24">// Boolean-secondary = <text:s/>[ NOT ] <text:s/>Boolean-primary</text:span></text:p>
            <text:p text:style-name="P11"><text:span text:style-name="T17"><text:tab/></text:span><text:span text:style-name="T17"> <text:s/></text:span><text:span text:style-name="T17">Expression </text:span><text:span text:style-name="T18">expr</text:span><text:span text:style-name="T17">=</text:span><text:span text:style-name="T20">parseBooleanPrimary</text:span><text:span text:style-name="T17">();</text:span></text:p>
            <text:p text:style-name="P11"><text:span text:style-name="T17"><text:tab/></text:span><text:span text:style-name="T17"> <text:s/></text:span><text:span text:style-name="T18">expr</text:span><text:span text:style-name="T17">=</text:span><text:span text:style-name="T6">new</text:span><text:span text:style-name="T17"> UnaryOperation(KeyWord.</text:span><text:span text:style-name="T9">NOT</text:span><text:span text:style-name="T17">,</text:span><text:span text:style-name="T18">expr</text:span><text:span text:style-name="T17">);</text:span></text:p>
            <text:p text:style-name="P11"><text:span text:style-name="T17"><text:tab/></text:span><text:span text:style-name="T17"> <text:s/></text:span><text:span text:style-name="T6">return</text:span><text:span text:style-name="T17">(</text:span><text:span text:style-name="T18">expr</text:span><text:span text:style-name="T17">);</text:span></text:p>
            <text:p text:style-name="P11"><text:span text:style-name="T26"/></text:p>
            <text:p text:style-name="P11"><text:span text:style-name="T17"><text:tab/></text:span><text:span text:style-name="T17">}</text:span></text:p>
            <text:p text:style-name="P11"><text:span text:style-name="T5"><text:s text:c="2"/></text:span><text:span text:style-name="T6">else</text:span><text:span text:style-name="T17"> </text:span><text:span text:style-name="T6">if</text:span><text:span text:style-name="T17">(Parser.</text:span><text:span text:style-name="T20">accept</text:span><text:span text:style-name="T17">(KeyWord.</text:span><text:span text:style-name="T9">IF</text:span><text:span text:style-name="T17">))</text:span></text:p>
            <text:p text:style-name="P11"><text:span text:style-name="T17"><text:s text:c="4"/></text:span><text:span text:style-name="T17">{ Expression </text:span><text:span text:style-name="T18">condition</text:span><text:span text:style-name="T17">=</text:span><text:span text:style-name="T20">parseExpression</text:span><text:span text:style-name="T17">();</text:span></text:p>
            <text:p text:style-name="P11"><text:span text:style-name="T17"><text:s text:c="6"/></text:span><text:span text:style-name="T17">Parser.</text:span><text:span text:style-name="T20">expect</text:span><text:span text:style-name="T17">(KeyWord.</text:span><text:span text:style-name="T9">THEN</text:span><text:span text:style-name="T17">); Expression </text:span><text:span text:style-name="T18">thenExpression</text:span><text:span text:style-name="T17">=</text:span><text:span text:style-name="T20">parseSimpleExpression</text:span><text:span text:style-name="T17">();</text:span></text:p>
            <text:p text:style-name="P11"><text:span text:style-name="T17"><text:s text:c="6"/></text:span><text:span text:style-name="T17">Parser.</text:span><text:span text:style-name="T20">expect</text:span><text:span text:style-name="T17">(KeyWord.</text:span><text:span text:style-name="T9">ELSE</text:span><text:span text:style-name="T17">); Expression </text:span><text:span text:style-name="T18">elseExpression</text:span><text:span text:style-name="T17">=</text:span><text:span text:style-name="T20">parseExpression</text:span><text:span text:style-name="T17">();</text:span></text:p>
            <text:p text:style-name="P11"><text:span text:style-name="T17"><text:s text:c="6"/></text:span><text:span text:style-name="T17">Expression </text:span><text:span text:style-name="T18">expr</text:span><text:span text:style-name="T17">=</text:span><text:span text:style-name="T6">new</text:span></text:p>
            <text:p text:style-name="P11"><text:span text:style-name="T6"><text:s text:c="15"/></text:span><text:span text:style-name="T17"><text:s/></text:span><text:span text:style-name="T17">ConditionalExpression(Type.</text:span><text:span text:style-name="T9">Boolean</text:span><text:span text:style-name="T17">,</text:span><text:span text:style-name="T18">condition</text:span><text:span text:style-name="T17">,</text:span><text:span text:style-name="T18">thenExpression</text:span><text:span text:style-name="T17">,</text:span><text:span text:style-name="T18">elseExpression</text:span><text:span text:style-name="T17">);</text:span></text:p>
            <text:p text:style-name="P11"><text:span text:style-name="T17"><text:s text:c="6"/></text:span><text:span text:style-name="T6">if</text:span><text:span text:style-name="T17">(Option.</text:span><text:span text:style-name="T19">TRACE_PARSE</text:span><text:span text:style-name="T17">) Util.</text:span><text:span text:style-name="T20">TRACE</text:span><text:span text:style-name="T17">(</text:span><text:span text:style-name="T27">"Expression: parsePrimaryExpression, result="</text:span><text:span text:style-name="T17">+</text:span><text:span text:style-name="T18">expr</text:span><text:span text:style-name="T17">);</text:span></text:p>
            <text:p text:style-name="P11"><text:span text:style-name="T17"><text:s text:c="6"/></text:span><text:span text:style-name="T6">return</text:span><text:span text:style-name="T17">(</text:span><text:span text:style-name="T18">expr</text:span><text:span text:style-name="T17">);</text:span></text:p>
            <text:p text:style-name="P11"><text:span text:style-name="T17"><text:s text:c="4"/></text:span><text:span text:style-name="T17">}</text:span></text:p>
            <text:p text:style-name="P11"><text:span text:style-name="T17"><text:s text:c="2"/></text:span><text:span text:style-name="T6">else</text:span></text:p>
            <text:p text:style-name="P11"><text:span text:style-name="T17"><text:s text:c="4"/></text:span><text:span text:style-name="T17">{ String </text:span><text:span text:style-name="T18">ident</text:span><text:span text:style-name="T17">=</text:span><text:span text:style-name="T20">acceptIdentifier</text:span><text:span text:style-name="T17">();</text:span></text:p>
            <text:p text:style-name="P11"><text:span text:style-name="T17"><text:s text:c="6"/></text:span><text:span text:style-name="T6">if</text:span><text:span text:style-name="T17">(</text:span><text:span text:style-name="T18">ident</text:span><text:span text:style-name="T17">!=</text:span><text:span text:style-name="T6">null</text:span><text:span text:style-name="T17">) </text:span><text:span text:style-name="T6">return</text:span><text:span text:style-name="T17">(Variable.</text:span><text:span text:style-name="T20">parse</text:span><text:span text:style-name="T17">(</text:span><text:span text:style-name="T18">ident</text:span><text:span text:style-name="T17">));</text:span></text:p>
            <text:p text:style-name="P11"><text:span text:style-name="T17"><text:s text:c="6"/></text:span><text:span text:style-name="T6">return</text:span><text:span text:style-name="T17">(</text:span><text:span text:style-name="T6">null</text:span><text:span text:style-name="T17">);</text:span></text:p>
            <text:p text:style-name="P11"><text:span text:style-name="T17"><text:s text:c="4"/></text:span><text:span text:style-name="T17">}</text:span></text:p>
            <text:p text:style-name="P11"><text:span text:style-name="T17">}</text:span></text:p>
          </draw:text-box>
        </draw:frame>
      </draw:page>
      <draw:page draw:name="page5" draw:style-name="dp1" draw:master-page-name="Standard">
        <draw:frame draw:style-name="gr6" draw:layer="layout" svg:width="17.3cm" svg:height="2.2cm" svg:x="1.9cm" svg:y="1.9cm">
          <draw:text-box>
            <text:p>Og <text:span text:style-name="T28">parseBooleanPrimary</text:span>:</text:p>
          </draw:text-box>
        </draw:frame>
        <draw:frame draw:style-name="gr11" draw:text-style-name="P6" draw:layer="layout" svg:width="17.2cm" svg:height="5.5cm" svg:x="2.1cm" svg:y="3.5cm">
          <draw:text-box>
            <text:p text:style-name="P11"><text:span text:style-name="T17"><text:s/></text:span><text:span text:style-name="T6">private</text:span><text:span text:style-name="T17"> </text:span><text:span text:style-name="T6">static</text:span><text:span text:style-name="T17"> Expression parseBooleanPrimary()</text:span></text:p>
            <text:p text:style-name="P11"><text:span text:style-name="T17"><text:s text:c="2"/></text:span><text:span text:style-name="T17">{ </text:span><text:span text:style-name="T6">return</text:span><text:span text:style-name="T17">(</text:span><text:span text:style-name="T20">parseBooleanPrimary</text:span><text:span text:style-name="T17">(7)); }</text:span></text:p>
            <text:p text:style-name="P11"><text:span text:style-name="T17"><text:s text:c="2"/></text:span></text:p>
            <text:p text:style-name="P11"><text:span text:style-name="T17"><text:s text:c="2"/></text:span><text:span text:style-name="T6">private</text:span><text:span text:style-name="T17"> </text:span><text:span text:style-name="T6">static</text:span><text:span text:style-name="T17"> Expression parseBooleanPrimary(</text:span><text:span text:style-name="T6">final</text:span><text:span text:style-name="T17"> </text:span><text:span text:style-name="T6">int</text:span><text:span text:style-name="T17"> </text:span><text:span text:style-name="T18">level</text:span><text:span text:style-name="T17">)</text:span></text:p>
            <text:p text:style-name="P11"><text:span text:style-name="T17"><text:s text:c="2"/></text:span><text:span text:style-name="T17">{ Expression </text:span><text:span text:style-name="T18">expr</text:span><text:span text:style-name="T17">=(</text:span><text:span text:style-name="T18">level</text:span><text:span text:style-name="T17">&gt;0)?</text:span><text:span text:style-name="T20">parseBooleanPrimary</text:span><text:span text:style-name="T17">(</text:span><text:span text:style-name="T18">level</text:span><text:span text:style-name="T17">-1):</text:span><text:span text:style-name="T20">parsePrimaryExpression</text:span><text:span text:style-name="T17">();</text:span></text:p>
            <text:p text:style-name="P11"><text:span text:style-name="T17"><text:s text:c="4"/></text:span><text:span text:style-name="T6">while</text:span><text:span text:style-name="T17">(Parser.</text:span><text:span text:style-name="T20">acceptOperatorLevel</text:span><text:span text:style-name="T17">(</text:span><text:span text:style-name="T18">level</text:span><text:span text:style-name="T17">))</text:span></text:p>
            <text:p text:style-name="P11"><text:span text:style-name="T17"><text:s text:c="4"/></text:span><text:span text:style-name="T17">{ KeyWord </text:span><text:span text:style-name="T18">opr</text:span><text:span text:style-name="T17">=Parser.</text:span><text:span text:style-name="T19">prevToken</text:span><text:span text:style-name="T17">.getKeyWord();</text:span></text:p>
            <text:p text:style-name="P11"><text:span text:style-name="T17"><text:s text:c="6"/></text:span><text:span text:style-name="T6">if</text:span><text:span text:style-name="T17">(</text:span><text:span text:style-name="T18">level</text:span><text:span text:style-name="T17">==0) </text:span><text:span text:style-name="T18">expr</text:span><text:span text:style-name="T17">=</text:span><text:span text:style-name="T6">new</text:span><text:span text:style-name="T17"> BinaryOperation(</text:span><text:span text:style-name="T18">expr</text:span><text:span text:style-name="T17">,</text:span><text:span text:style-name="T18">opr</text:span><text:span text:style-name="T17">,</text:span><text:span text:style-name="T20">parsePrimaryExpression</text:span><text:span text:style-name="T17">());</text:span></text:p>
            <text:p text:style-name="P11"><text:span text:style-name="T17"><text:s text:c="6"/></text:span><text:span text:style-name="T6">else</text:span><text:span text:style-name="T17"> </text:span><text:span text:style-name="T18">expr</text:span><text:span text:style-name="T17">=</text:span><text:span text:style-name="T6">new</text:span><text:span text:style-name="T17"> BinaryOperation(</text:span><text:span text:style-name="T18">expr</text:span><text:span text:style-name="T17">,</text:span><text:span text:style-name="T18">opr</text:span><text:span text:style-name="T17">,</text:span><text:span text:style-name="T20">parseBooleanPrimary</text:span><text:span text:style-name="T17">(</text:span><text:span text:style-name="T18">level</text:span><text:span text:style-name="T17">-1));</text:span></text:p>
            <text:p text:style-name="P11"><text:span text:style-name="T17"><text:s text:c="4"/></text:span><text:span text:style-name="T17">}</text:span></text:p>
            <text:p text:style-name="P11"><text:span text:style-name="T17"><text:s text:c="4"/></text:span><text:span text:style-name="T6">return</text:span><text:span text:style-name="T17">(</text:span><text:span text:style-name="T18">expr</text:span><text:span text:style-name="T17">);</text:span></text:p>
            <text:p text:style-name="P11"><text:span text:style-name="T17"><text:s text:c="2"/></text:span><text:span text:style-name="T17">}</text:span></text:p>
          </draw:text-box>
        </draw:frame>
        <draw:frame draw:style-name="gr12" draw:text-style-name="P6" draw:layer="layout" svg:width="17.2cm" svg:height="2.8cm" svg:x="2cm" svg:y="12.1cm">
          <draw:text-box>
            <text:p text:style-name="P11"><text:span text:style-name="T6">private</text:span><text:span text:style-name="T17"> </text:span><text:span text:style-name="T6">static</text:span><text:span text:style-name="T17"> Expression parseUnaryOperation()</text:span></text:p>
            <text:p text:style-name="P11"><text:span text:style-name="T17"><text:s text:c="2"/></text:span><text:span text:style-name="T17">{ Expression </text:span><text:span text:style-name="T18">expr</text:span><text:span text:style-name="T17">=</text:span><text:span text:style-name="T6">new</text:span></text:p>
            <text:p text:style-name="P11"><text:span text:style-name="T29"><text:s text:c="12"/></text:span><text:span text:style-name="T29">UnaryOperation(Parser.</text:span><text:span text:style-name="T23">prevToken</text:span><text:span text:style-name="T29">.getKeyWord(),</text:span><text:span text:style-name="T30">parseBinaryOperation</text:span><text:span text:style-name="T31">(4));</text:span></text:p>
            <text:p text:style-name="P11"><text:span text:style-name="T17"><text:s text:c="4"/></text:span><text:span text:style-name="T6">return</text:span><text:span text:style-name="T17">(</text:span><text:span text:style-name="T18">expr</text:span><text:span text:style-name="T17">);</text:span></text:p>
            <text:p text:style-name="P11"><text:span text:style-name="T17"><text:s text:c="2"/></text:span><text:span text:style-name="T17">}</text:span></text:p>
          </draw:text-box>
        </draw:frame>
        <draw:frame draw:style-name="gr13" draw:layer="layout" svg:width="17cm" svg:height="2cm" svg:x="2.1cm" svg:y="10cm">
          <draw:text-box>
            <text:p>Og <text:span text:style-name="T28">parseUnaryOperation</text:span>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Øystein Myhre Andersen</meta:initial-creator>
    <meta:creation-date>2018-05-06T12:04:03.20</meta:creation-date>
    <dc:date>2018-05-28T17:23:34.03</dc:date>
    <dc:creator>Øystein Myhre Andersen</dc:creator>
    <meta:editing-duration>PT58M39S</meta:editing-duration>
    <meta:editing-cycles>8</meta:editing-cycles>
    <meta:generator>OpenOffice/4.1.5$Win32 OpenOffice.org_project/415m1$Build-9789</meta:generator>
    <meta:document-statistic meta:object-count="14"/>
  </office:meta>
</office:document-meta>
</file>